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39.4pt"/>
    </style:style>
    <style:style style:name="co4" style:family="table-column">
      <style:table-column-properties fo:break-before="auto" style:column-width="28.2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53.86pt"/>
    </style:style>
    <style:style style:name="co9" style:family="table-column">
      <style:table-column-properties fo:break-before="auto" style:column-width="73.64pt"/>
    </style:style>
    <style:style style:name="co10" style:family="table-column">
      <style:table-column-properties fo:break-before="auto" style:column-width="37.96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3.14pt"/>
    </style:style>
    <style:style style:name="co14" style:family="table-column">
      <style:table-column-properties fo:break-before="auto" style:column-width="47.59pt"/>
    </style:style>
    <style:style style:name="co15" style:family="table-column">
      <style:table-column-properties fo:break-before="auto" style:column-width="45.64pt"/>
    </style:style>
    <style:style style:name="co16" style:family="table-column">
      <style:table-column-properties fo:break-before="auto" style:column-width="31.21pt"/>
    </style:style>
    <style:style style:name="co17" style:family="table-column">
      <style:table-column-properties fo:break-before="auto" style:column-width="54.85pt"/>
    </style:style>
    <style:style style:name="co18" style:family="table-column">
      <style:table-column-properties fo:break-before="auto" style:column-width="40.34pt"/>
    </style:style>
    <style:style style:name="co19" style:family="table-column">
      <style:table-column-properties fo:break-before="auto" style:column-width="42.29pt"/>
    </style:style>
    <style:style style:name="co20" style:family="table-column">
      <style:table-column-properties fo:break-before="auto" style:column-width="34.55pt"/>
    </style:style>
    <style:style style:name="co21" style:family="table-column">
      <style:table-column-properties fo:break-before="auto" style:column-width="20.1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49.04pt"/>
    </style:style>
    <style:style style:name="co24" style:family="table-column">
      <style:table-column-properties fo:break-before="auto" style:column-width="46.15pt"/>
    </style:style>
    <style:style style:name="co25" style:family="table-column">
      <style:table-column-properties fo:break-before="auto" style:column-width="104.06pt"/>
    </style:style>
    <style:style style:name="co26" style:family="table-column">
      <style:table-column-properties fo:break-before="auto" style:column-width="94.9pt"/>
    </style:style>
    <style:style style:name="co27" style:family="table-column">
      <style:table-column-properties fo:break-before="auto" style:column-width="19.59pt"/>
    </style:style>
    <style:style style:name="co28" style:family="table-column">
      <style:table-column-properties fo:break-before="auto" style:column-width="2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</style:style>
    <style:style style:name="ce6" style:family="table-cell" style:parent-style-name="Default" style:data-style-name="N124"/>
    <style:style style:name="ce7" style:family="table-cell" style:parent-style-name="Default" style:data-style-name="N125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"/>
    <style:style style:name="ce12" style:family="table-cell" style:parent-style-name="Default" style:data-style-name="N2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co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ce7"/>
        <table:table-column table:style-name="co11" table:default-cell-style-name="ce7"/>
        <table:table-row table:style-name="ro1">
          <table:table-cell table:style-name="ce1" office:value-type="string" calcext:value-type="string" table:number-columns-spanned="11" table:number-rows-spanned="1">
            <text:p>all port – iter – test each conic solver (maybe break up by cones)</text:p>
          </table:table-cell>
          <table:covered-table-cell table:number-columns-repeated="10" table:style-name="ce2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relax fail?</text:p>
          </table:table-cell>
          <table:table-cell office:value-type="string" calcext:value-type="string">
            <text:p>subp count</text:p>
          </table:table-cell>
          <table:table-cell office:value-type="string" calcext:value-type="string">
            <text:p>subp fails</text:p>
          </table:table-cell>
          <table:table-cell table:style-name="Default" office:value-type="string" calcext:value-type="string">
            <text:p>relax time</text:p>
          </table:table-cell>
          <table:table-cell table:style-name="Default" office:value-type="string" calcext:value-type="string">
            <text:p>avg subp time</text:p>
          </table:table-cell>
          <table:table-cell table:style-name="Default" office:value-type="string" calcext:value-type="string">
            <text:p>lin viol</text:p>
          </table:table-cell>
          <table:table-cell table:style-name="Default" office:value-type="string" calcext:value-type="string">
            <text:p>conic vio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59" calcext:value-type="float">
            <text:p>0.002</text:p>
          </table:table-cell>
          <table:table-cell office:value-type="float" office:value="0.00105" calcext:value-type="float">
            <text:p>0.001</text:p>
          </table:table-cell>
          <table:table-cell office:value-type="float" office:value="0.000000000000189576212258908" calcext:value-type="float">
            <text:p>2E-13</text:p>
          </table:table-cell>
          <table:table-cell office:value-type="float" office:value="0.0000000000184324430718696" calcext:value-type="float">
            <text:p>2E-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293" calcext:value-type="float">
            <text:p>0.003</text:p>
          </table:table-cell>
          <table:table-cell office:value-type="float" office:value="0.00112" calcext:value-type="float">
            <text:p>0.001</text:p>
          </table:table-cell>
          <table:table-cell office:value-type="float" office:value="0.0000000000000183811299514502" calcext:value-type="float">
            <text:p>2E-14</text:p>
          </table:table-cell>
          <table:table-cell office:value-type="float" office:value="0.00000000387420086289669" calcext:value-type="float">
            <text:p>4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9" calcext:value-type="float">
            <text:p>0.001</text:p>
          </table:table-cell>
          <table:table-cell office:value-type="float" office:value="0.00107" calcext:value-type="float">
            <text:p>0.001</text:p>
          </table:table-cell>
          <table:table-cell office:value-type="float" office:value="0.000157922322779933" calcext:value-type="float">
            <text:p>2E-04</text:p>
          </table:table-cell>
          <table:table-cell office:value-type="float" office:value="0.000160291235278436" calcext:value-type="float">
            <text:p>2E-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415" calcext:value-type="float">
            <text:p>0.004</text:p>
          </table:table-cell>
          <table:table-cell office:value-type="float" office:value="0.00251" calcext:value-type="float">
            <text:p>0.003</text:p>
          </table:table-cell>
          <table:table-cell office:value-type="float" office:value="2.22044604925031E-016" calcext:value-type="float">
            <text:p>2E-16</text:p>
          </table:table-cell>
          <table:table-cell office:value-type="float" office:value="0.00000283298198630599" calcext:value-type="float">
            <text:p>3E-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493" calcext:value-type="float">
            <text:p>0.005</text:p>
          </table:table-cell>
          <table:table-cell office:value-type="float" office:value="0.00181333333333333" calcext:value-type="float">
            <text:p>0.002</text:p>
          </table:table-cell>
          <table:table-cell office:value-type="float" office:value="9.95037385820297E-015" calcext:value-type="float">
            <text:p>1E-14</text:p>
          </table:table-cell>
          <table:table-cell office:value-type="float" office:value="0.00000000596226788079912" calcext:value-type="float">
            <text:p>6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398" calcext:value-type="float">
            <text:p>0.004</text:p>
          </table:table-cell>
          <table:table-cell office:value-type="float" office:value="0.00366666666666667" calcext:value-type="float">
            <text:p>0.004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07906375408262" calcext:value-type="float">
            <text:p>8E-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22" calcext:value-type="float">
            <text:p>0.012</text:p>
          </table:table-cell>
          <table:table-cell office:value-type="float" office:value="0.006425" calcext:value-type="float">
            <text:p>0.006</text:p>
          </table:table-cell>
          <table:table-cell office:value-type="float" office:value="0.00000000000028915411731667" calcext:value-type="float">
            <text:p>3E-13</text:p>
          </table:table-cell>
          <table:table-cell office:value-type="float" office:value="0.000000000141466706404803" calcext:value-type="float">
            <text:p>1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795" calcext:value-type="float">
            <text:p>0.008</text:p>
          </table:table-cell>
          <table:table-cell office:value-type="float" office:value="0.002675" calcext:value-type="float">
            <text:p>0.003</text:p>
          </table:table-cell>
          <table:table-cell office:value-type="float" office:value="0.0000000000000224820162486594" calcext:value-type="float">
            <text:p>2E-14</text:p>
          </table:table-cell>
          <table:table-cell office:value-type="float" office:value="0.00000000784787733409953" calcext:value-type="float">
            <text:p>8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523" calcext:value-type="float">
            <text:p>0.005</text:p>
          </table:table-cell>
          <table:table-cell office:value-type="float" office:value="0.004525" calcext:value-type="float">
            <text:p>0.005</text:p>
          </table:table-cell>
          <table:table-cell office:value-type="float" office:value="0.000237391273212838" calcext:value-type="float">
            <text:p>2E-04</text:p>
          </table:table-cell>
          <table:table-cell office:value-type="float" office:value="0.000337714951909936" calcext:value-type="float">
            <text:p>3E-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441" calcext:value-type="float">
            <text:p>0.044</text:p>
          </table:table-cell>
          <table:table-cell office:value-type="float" office:value="0.03025" calcext:value-type="float">
            <text:p>0.030</text:p>
          </table:table-cell>
          <table:table-cell office:value-type="float" office:value="2.22044604925031E-016" calcext:value-type="float">
            <text:p>2E-16</text:p>
          </table:table-cell>
          <table:table-cell office:value-type="float" office:value="0.0000000419226760459135" calcext:value-type="float">
            <text:p>4E-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202" calcext:value-type="float">
            <text:p>0.020</text:p>
          </table:table-cell>
          <table:table-cell office:value-type="float" office:value="0.00575" calcext:value-type="float">
            <text:p>0.006</text:p>
          </table:table-cell>
          <table:table-cell office:value-type="float" office:value="6.86950496486816E-016" calcext:value-type="float">
            <text:p>7E-16</text:p>
          </table:table-cell>
          <table:table-cell office:value-type="float" office:value="0.0000000059477531302865" calcext:value-type="float">
            <text:p>6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106" calcext:value-type="float">
            <text:p>0.011</text:p>
          </table:table-cell>
          <table:table-cell office:value-type="float" office:value="0.0209" calcext:value-type="float">
            <text:p>0.021</text:p>
          </table:table-cell>
          <table:table-cell office:value-type="float" office:value="0.00079805291582611" calcext:value-type="float">
            <text:p>8E-04</text:p>
          </table:table-cell>
          <table:table-cell office:value-type="float" office:value="0.000000966916269121154" calcext:value-type="float">
            <text:p>1E-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00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000000000176464745593741" calcext:value-type="float">
            <text:p>2E-13</text:p>
          </table:table-cell>
          <table:table-cell office:value-type="float" office:value="0.00000000012435198704086" calcext:value-type="float">
            <text:p>1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667" calcext:value-type="float">
            <text:p>0.067</text:p>
          </table:table-cell>
          <table:table-cell office:value-type="float" office:value="0.0130333333333333" calcext:value-type="float">
            <text:p>0.013</text:p>
          </table:table-cell>
          <table:table-cell office:value-type="float" office:value="0.0000000000000622418783180478" calcext:value-type="float">
            <text:p>6E-14</text:p>
          </table:table-cell>
          <table:table-cell office:value-type="float" office:value="0.00000000450820946545916" calcext:value-type="float">
            <text:p>5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592" calcext:value-type="float">
            <text:p>0.059</text:p>
          </table:table-cell>
          <table:table-cell office:value-type="float" office:value="0.0678" calcext:value-type="float">
            <text:p>0.068</text:p>
          </table:table-cell>
          <table:table-cell office:value-type="float" office:value="0.000753437023082393" calcext:value-type="float">
            <text:p>8E-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7" calcext:value-type="float">
            <text:p>1.700</text:p>
          </table:table-cell>
          <table:table-cell office:value-type="float" office:value="0.605" calcext:value-type="float">
            <text:p>0.605</text:p>
          </table:table-cell>
          <table:table-cell office:value-type="float" office:value="0.000000000000270984623629289" calcext:value-type="float">
            <text:p>3E-13</text:p>
          </table:table-cell>
          <table:table-cell office:value-type="float" office:value="0.000000000697651630909846" calcext:value-type="float">
            <text:p>7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" calcext:value-type="float">
            <text:p>0.300</text:p>
          </table:table-cell>
          <table:table-cell office:value-type="float" office:value="0.0449" calcext:value-type="float">
            <text:p>0.045</text:p>
          </table:table-cell>
          <table:table-cell office:value-type="float" office:value="0.000000000222242901403305" calcext:value-type="float">
            <text:p>2E-10</text:p>
          </table:table-cell>
          <table:table-cell office:value-type="float" office:value="0.000000000481611042713048" calcext:value-type="float">
            <text:p>5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336" calcext:value-type="float">
            <text:p>0.336</text:p>
          </table:table-cell>
          <table:table-cell office:value-type="float" office:value="0.26" calcext:value-type="float">
            <text:p>0.260</text:p>
          </table:table-cell>
          <table:table-cell office:value-type="float" office:value="0.00110854524964332" calcext:value-type="float">
            <text:p>1E-03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505" calcext:value-type="float">
            <text:p>0.005</text:p>
          </table:table-cell>
          <table:table-cell office:value-type="float" office:value="0.00228333333333333" calcext:value-type="float">
            <text:p>0.002</text:p>
          </table:table-cell>
          <table:table-cell office:value-type="float" office:value="0.000000000165787831596723" calcext:value-type="float">
            <text:p>2E-10</text:p>
          </table:table-cell>
          <table:table-cell office:value-type="float" office:value="0.00000000115663212341133" calcext:value-type="float">
            <text:p>1E-09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7" calcext:value-type="float">
            <text:p>1.070</text:p>
          </table:table-cell>
          <table:table-cell office:value-type="float" office:value="0.4095" calcext:value-type="float">
            <text:p>0.410</text:p>
          </table:table-cell>
          <table:table-cell office:value-type="float" office:value="0.000141300688717806" calcext:value-type="float">
            <text:p>1E-04</text:p>
          </table:table-cell>
          <table:table-cell office:value-type="float" office:value="0.0000495539843203829" calcext:value-type="float">
            <text:p>5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28" calcext:value-type="float">
            <text:p>0.013</text:p>
          </table:table-cell>
          <table:table-cell office:value-type="float" office:value="0.0096" calcext:value-type="float">
            <text:p>0.010</text:p>
          </table:table-cell>
          <table:table-cell office:value-type="float" office:value="0.0000000000702135088351957" calcext:value-type="float">
            <text:p>7E-11</text:p>
          </table:table-cell>
          <table:table-cell office:value-type="float" office:value="0.000000000472754724256674" calcext:value-type="float">
            <text:p>5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71" calcext:value-type="float">
            <text:p>3.710</text:p>
          </table:table-cell>
          <table:table-cell office:value-type="float" office:value="1.385" calcext:value-type="float">
            <text:p>1.385</text:p>
          </table:table-cell>
          <table:table-cell office:value-type="float" office:value="0.000815651753861776" calcext:value-type="float">
            <text:p>8E-04</text:p>
          </table:table-cell>
          <table:table-cell office:value-type="float" office:value="0.000138742914386425" calcext:value-type="float">
            <text:p>1E-0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241" calcext:value-type="float">
            <text:p>0.024</text:p>
          </table:table-cell>
          <table:table-cell office:value-type="float" office:value="0.0125285714285714" calcext:value-type="float">
            <text:p>0.013</text:p>
          </table:table-cell>
          <table:table-cell office:value-type="float" office:value="0.0000000000262429559420158" calcext:value-type="float">
            <text:p>3E-11</text:p>
          </table:table-cell>
          <table:table-cell office:value-type="float" office:value="0.000000000408172967647502" calcext:value-type="float">
            <text:p>4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.8" calcext:value-type="float">
            <text:p>20.800</text:p>
          </table:table-cell>
          <table:table-cell office:value-type="float" office:value="9.46666666666667" calcext:value-type="float">
            <text:p>9.467</text:p>
          </table:table-cell>
          <table:table-cell office:value-type="float" office:value="0.000388440319546383" calcext:value-type="float">
            <text:p>4E-04</text:p>
          </table:table-cell>
          <table:table-cell office:value-type="float" office:value="0.0000332028960052799" calcext:value-type="float">
            <text:p>3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03" calcext:value-type="float">
            <text:p>0.1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0000000655520466467247" calcext:value-type="float">
            <text:p>7E-11</text:p>
          </table:table-cell>
          <table:table-cell office:value-type="float" office:value="0.000000000845932879300904" calcext:value-type="float">
            <text:p>8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4.5" calcext:value-type="float">
            <text:p>44.500</text:p>
          </table:table-cell>
          <table:table-cell office:value-type="float" office:value="21" calcext:value-type="float">
            <text:p>21.000</text:p>
          </table:table-cell>
          <table:table-cell office:value-type="float" office:value="0.00071004783337396" calcext:value-type="float">
            <text:p>7E-04</text:p>
          </table:table-cell>
          <table:table-cell office:value-type="float" office:value="0.000292354360446966" calcext:value-type="float">
            <text:p>3E-0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0.158571428571429" calcext:value-type="float">
            <text:p>0.159</text:p>
          </table:table-cell>
          <table:table-cell office:value-type="float" office:value="6.66133814775094E-016" calcext:value-type="float">
            <text:p>7E-16</text:p>
          </table:table-cell>
          <table:table-cell office:value-type="float" office:value="0.00000009979636138302" calcext:value-type="float">
            <text:p>1E-07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.000</text:p>
          </table:table-cell>
          <table:table-cell office:value-type="float" office:value="35.6666666666667" calcext:value-type="float">
            <text:p>35.667</text:p>
          </table:table-cell>
          <table:table-cell office:value-type="float" office:value="0.000513277364818808" calcext:value-type="float">
            <text:p>5E-04</text:p>
          </table:table-cell>
          <table:table-cell office:value-type="float" office:value="0.0000107603117223132" calcext:value-type="float">
            <text:p>1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83" calcext:value-type="float">
            <text:p>1.830</text:p>
          </table:table-cell>
          <table:table-cell office:value-type="float" office:value="0.8975" calcext:value-type="float">
            <text:p>0.898</text:p>
          </table:table-cell>
          <table:table-cell office:value-type="float" office:value="0.0000000000193817980328331" calcext:value-type="float">
            <text:p>2E-11</text:p>
          </table:table-cell>
          <table:table-cell office:value-type="float" office:value="0.000000000379615672230216" calcext:value-type="float">
            <text:p>4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.000</text:p>
          </table:table-cell>
          <table:table-cell office:value-type="float" office:value="92.3076923076923" calcext:value-type="float">
            <text:p>92.308</text:p>
          </table:table-cell>
          <table:table-cell office:value-type="float" office:value="0.000311116182564878" calcext:value-type="float">
            <text:p>3E-04</text:p>
          </table:table-cell>
          <table:table-cell office:value-type="float" office:value="0.0000438471451474909" calcext:value-type="float">
            <text:p>4E-0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501" calcext:value-type="float">
            <text:p>0.005</text:p>
          </table:table-cell>
          <table:table-cell office:value-type="float" office:value="0.00364" calcext:value-type="float">
            <text:p>0.004</text:p>
          </table:table-cell>
          <table:table-cell office:value-type="float" office:value="0.000000000000274516520626378" calcext:value-type="float">
            <text:p>3E-13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00201960040934757" calcext:value-type="float">
            <text:p>2E-05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112" calcext:value-type="float">
            <text:p>0.011</text:p>
          </table:table-cell>
          <table:table-cell office:value-type="float" office:value="0.0081" calcext:value-type="float">
            <text:p>0.008</text:p>
          </table:table-cell>
          <table:table-cell office:value-type="float" office:value="0.000000000000351420281763382" calcext:value-type="float">
            <text:p>4E-13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59" calcext:value-type="float">
            <text:p>0.259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00315478996637183" calcext:value-type="float">
            <text:p>3E-05</text:p>
          </table:table-cell>
          <table:table-cell office:value-type="float" office:value="0.00000787176713522981" calcext:value-type="float">
            <text:p>8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211" calcext:value-type="float">
            <text:p>0.021</text:p>
          </table:table-cell>
          <table:table-cell office:value-type="float" office:value="0.01334" calcext:value-type="float">
            <text:p>0.013</text:p>
          </table:table-cell>
          <table:table-cell office:value-type="float" office:value="0.0000000000000148804579769291" calcext:value-type="float">
            <text:p>1E-14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.879</text:p>
          </table:table-cell>
          <table:table-cell office:value-type="float" office:value="0.157647058823529" calcext:value-type="float">
            <text:p>0.158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674045264114788" calcext:value-type="float">
            <text:p>7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224" calcext:value-type="float">
            <text:p>0.022</text:p>
          </table:table-cell>
          <table:table-cell office:value-type="float" office:value="0.0158571428571429" calcext:value-type="float">
            <text:p>0.016</text:p>
          </table:table-cell>
          <table:table-cell office:value-type="float" office:value="0.0000000000000496130914129367" calcext:value-type="float">
            <text:p>5E-14</text:p>
          </table:table-cell>
          <table:table-cell office:value-type="float" office:value="0.000000000882203032848139" calcext:value-type="float">
            <text:p>9E-10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0</text:p>
          </table:table-cell>
          <table:table-cell office:value-type="float" office:value="0.169230769230769" calcext:value-type="float">
            <text:p>0.169</text:p>
          </table:table-cell>
          <table:table-cell office:value-type="float" office:value="1.04083408558608E-017" calcext:value-type="float">
            <text:p>1E-17</text:p>
          </table:table-cell>
          <table:table-cell office:value-type="float" office:value="0.00000563340747174183" calcext:value-type="float">
            <text:p>6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664" calcext:value-type="float">
            <text:p>0.066</text:p>
          </table:table-cell>
          <table:table-cell office:value-type="float" office:value="0.0338" calcext:value-type="float">
            <text:p>0.034</text:p>
          </table:table-cell>
          <table:table-cell office:value-type="float" office:value="0.00000000000006567316135353" calcext:value-type="float">
            <text:p>7E-14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87" calcext:value-type="float">
            <text:p>2.870</text:p>
          </table:table-cell>
          <table:table-cell office:value-type="float" office:value="1.14142857142857" calcext:value-type="float">
            <text:p>1.141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841608954629416" calcext:value-type="float">
            <text:p>8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57" calcext:value-type="float">
            <text:p>0.257</text:p>
          </table:table-cell>
          <table:table-cell office:value-type="float" office:value="0.0626666666666667" calcext:value-type="float">
            <text:p>0.063</text:p>
          </table:table-cell>
          <table:table-cell office:value-type="float" office:value="2.1614654510671E-015" calcext:value-type="float">
            <text:p>2E-15</text:p>
          </table:table-cell>
          <table:table-cell office:value-type="float" office:value="0.0000000120482977830627" calcext:value-type="float">
            <text:p>1E-08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12" calcext:value-type="float">
            <text:p>7.120</text:p>
          </table:table-cell>
          <table:table-cell office:value-type="float" office:value="2.232" calcext:value-type="float">
            <text:p>2.232</text:p>
          </table:table-cell>
          <table:table-cell office:value-type="float" office:value="4.44089209850063E-016" calcext:value-type="float">
            <text:p>4E-16</text:p>
          </table:table-cell>
          <table:table-cell office:value-type="float" office:value="0.00000441998798292046" calcext:value-type="float">
            <text:p>4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.810</text:p>
          </table:table-cell>
          <table:table-cell office:value-type="float" office:value="0.318666666666667" calcext:value-type="float">
            <text:p>0.319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807374495631694" calcext:value-type="float">
            <text:p>8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.42" calcext:value-type="float">
            <text:p>3.420</text:p>
          </table:table-cell>
          <table:table-cell office:value-type="float" office:value="1.23333333333333" calcext:value-type="float">
            <text:p>1.233</text:p>
          </table:table-cell>
          <table:table-cell office:value-type="float" office:value="0.0000198015942644153" calcext:value-type="float">
            <text:p>2E-05</text:p>
          </table:table-cell>
          <table:table-cell office:value-type="float" office:value="0.00000294200169048686" calcext:value-type="float">
            <text:p>3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.24" calcext:value-type="float">
            <text:p>8.240</text:p>
          </table:table-cell>
          <table:table-cell office:value-type="float" office:value="3.5" calcext:value-type="float">
            <text:p>3.500</text:p>
          </table:table-cell>
          <table:table-cell office:value-type="float" office:value="0.000310763805938357" calcext:value-type="float">
            <text:p>3E-04</text:p>
          </table:table-cell>
          <table:table-cell office:value-type="float" office:value="0.000026492743605333" calcext:value-type="float">
            <text:p>3E-0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.400</text:p>
          </table:table-cell>
          <table:table-cell office:value-type="float" office:value="8.23529411764706" calcext:value-type="float">
            <text:p>8.235</text:p>
          </table:table-cell>
          <table:table-cell office:value-type="float" office:value="0.000568119838819188" calcext:value-type="float">
            <text:p>6E-04</text:p>
          </table:table-cell>
          <table:table-cell office:value-type="float" office:value="0.0000242661381970599" calcext:value-type="float">
            <text:p>2E-0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.7" calcext:value-type="float">
            <text:p>31.700</text:p>
          </table:table-cell>
          <table:table-cell office:value-type="float" office:value="17.2" calcext:value-type="float">
            <text:p>17.200</text:p>
          </table:table-cell>
          <table:table-cell office:value-type="float" office:value="0.000330012661190982" calcext:value-type="float">
            <text:p>3E-04</text:p>
          </table:table-cell>
          <table:table-cell office:value-type="float" office:value="0.00000708554826545083" calcext:value-type="float">
            <text:p>7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4.1" calcext:value-type="float">
            <text:p>84.100</text:p>
          </table:table-cell>
          <table:table-cell office:value-type="float" office:value="58.0909090909091" calcext:value-type="float">
            <text:p>58.091</text:p>
          </table:table-cell>
          <table:table-cell office:value-type="float" office:value="0.00117170505138029" calcext:value-type="float">
            <text:p>1E-03</text:p>
          </table:table-cell>
          <table:table-cell office:value-type="float" office:value="0.000030806192820778" calcext:value-type="float">
            <text:p>3E-05</text:p>
          </table:table-cell>
        </table:table-row>
      </table:table>
      <table:table table:name="scal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ocpsd portfolio – iterative – test scaling subp cuts</text:p>
          </table:table-cell>
          <table:covered-table-cell table:style-name="ce9"/>
          <table:covered-table-cell/>
          <table:covered-table-cell table:style-name="ce9"/>
          <table:covered-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iterations</text:p>
          </table:table-cell>
          <table:covered-table-cell/>
          <table:covered-table-cell table:style-name="ce9"/>
          <table:covered-table-cell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presolve</text:p>
          </table:table-cell>
          <table:covered-table-cell/>
          <table:table-cell table:style-name="ce9"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uts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ce4"/>
        <table:table-column table:style-name="co15" table:default-cell-style-name="ce12"/>
        <table:table-column table:style-name="co18" table:default-cell-style-name="ce12"/>
        <table:table-column table:style-name="co19" table:default-cell-style-name="ce12"/>
        <table:table-column table:style-name="co15" table:default-cell-style-name="ce12"/>
        <table:table-column table:style-name="co20" table:default-cell-style-name="ce12"/>
        <table:table-column table:style-name="co19" table:default-cell-style-name="ce12"/>
        <table:table-row table:style-name="ro1">
          <table:table-cell table:style-name="ce8" office:value-type="string" calcext:value-type="string" table:number-columns-spanned="12" table:number-rows-spanned="1">
            <text:p>all portfolio – iter/msd – with/without subp cuts</text:p>
          </table:table-cell>
          <table:covered-table-cell/>
          <table:covered-table-cell table:style-name="ce9"/>
          <table:covered-table-cell/>
          <table:covered-table-cell table:style-name="ce9"/>
          <table:covered-table-cell table:style-name="Default"/>
          <table:covered-table-cell table:style-name="ce9"/>
          <table:covered-table-cell table:number-columns-repeated="2" table:style-name="Default"/>
          <table:covered-table-cell table:style-name="ce9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iters</text:p>
          </table:table-cell>
          <table:covered-table-cell/>
          <table:table-cell table:style-name="ce9" office:value-type="string" calcext:value-type="string" table:number-columns-spanned="2" table:number-rows-spanned="1">
            <text:p>nodes</text:p>
          </table:table-cell>
          <table:covered-table-cell table:style-name="Default"/>
          <table:table-cell table:style-name="ce9" office:value-type="string" calcext:value-type="string" table:number-columns-spanned="3" table:number-rows-spanned="1">
            <text:p>iter time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1">
            <text:p>MSD time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Default" office:value-type="string" calcext:value-type="string">
            <text:p>%conic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Default" office:value-type="string" calcext:value-type="string">
            <text:p>%conic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37710475921631" calcext:value-type="float">
            <text:p>0.02</text:p>
          </table:table-cell>
          <table:table-cell office:value-type="float" office:value="0.0166330337524414" calcext:value-type="float">
            <text:p>0.02</text:p>
          </table:table-cell>
          <table:table-cell office:value-type="float" office:value="0.31082724155725" calcext:value-type="float">
            <text:p>0.31</text:p>
          </table:table-cell>
          <table:table-cell office:value-type="float" office:value="0.00637102127075195" calcext:value-type="float">
            <text:p>0.01</text:p>
          </table:table-cell>
          <table:table-cell office:value-type="float" office:value="0.00865507125854492" calcext:value-type="float">
            <text:p>0.01</text:p>
          </table:table-cell>
          <table:table-cell office:value-type="float" office:value="0.476021499641893" calcext:value-type="float">
            <text:p>0.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0.448657035827637" calcext:value-type="float">
            <text:p>0.45</text:p>
          </table:table-cell>
          <table:table-cell office:value-type="float" office:value="0.119735956192017" calcext:value-type="float">
            <text:p>0.12</text:p>
          </table:table-cell>
          <table:table-cell office:value-type="float" office:value="0.0866072341993075" calcext:value-type="float">
            <text:p>0.09</text:p>
          </table:table-cell>
          <table:table-cell office:value-type="float" office:value="0.0885119438171387" calcext:value-type="float">
            <text:p>0.09</text:p>
          </table:table-cell>
          <table:table-cell office:value-type="float" office:value="0.17128586769104" calcext:value-type="float">
            <text:p>0.17</text:p>
          </table:table-cell>
          <table:table-cell office:value-type="float" office:value="0.0805086851933048" calcext:value-type="float">
            <text:p>0.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41" calcext:value-type="float">
            <text:p>1,141</text:p>
          </table:table-cell>
          <table:table-cell office:value-type="float" office:value="692" calcext:value-type="float">
            <text:p>692</text:p>
          </table:table-cell>
          <table:table-cell office:value-type="float" office:value="5.12793111801147" calcext:value-type="float">
            <text:p>5.13</text:p>
          </table:table-cell>
          <table:table-cell office:value-type="float" office:value="2.26259207725525" calcext:value-type="float">
            <text:p>2.26</text:p>
          </table:table-cell>
          <table:table-cell office:value-type="float" office:value="0.00824275846604409" calcext:value-type="float">
            <text:p>0.01</text:p>
          </table:table-cell>
          <table:table-cell office:value-type="float" office:value="0.790899038314819" calcext:value-type="float">
            <text:p>0.79</text:p>
          </table:table-cell>
          <table:table-cell office:value-type="float" office:value="1.22290015220642" calcext:value-type="float">
            <text:p>1.22</text:p>
          </table:table-cell>
          <table:table-cell office:value-type="float" office:value="0.0457355409589967" calcext:value-type="float">
            <text:p>0.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1571297645569" calcext:value-type="float">
            <text:p>1.02</text:p>
          </table:table-cell>
          <table:table-cell office:value-type="float" office:value="0.246454000473022" calcext:value-type="float">
            <text:p>0.25</text:p>
          </table:table-cell>
          <table:table-cell office:value-type="float" office:value="0.128624408364878" calcext:value-type="float">
            <text:p>0.13</text:p>
          </table:table-cell>
          <table:table-cell office:value-type="float" office:value="0.107639074325562" calcext:value-type="float">
            <text:p>0.11</text:p>
          </table:table-cell>
          <table:table-cell office:value-type="float" office:value="0.479613065719605" calcext:value-type="float">
            <text:p>0.48</text:p>
          </table:table-cell>
          <table:table-cell office:value-type="float" office:value="0.0890301016631679" calcext:value-type="float">
            <text:p>0.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.72391414642334" calcext:value-type="float">
            <text:p>5.72</text:p>
          </table:table-cell>
          <table:table-cell office:value-type="float" office:value="2.30736589431763" calcext:value-type="float">
            <text:p>2.31</text:p>
          </table:table-cell>
          <table:table-cell office:value-type="float" office:value="0.0458531524022933" calcext:value-type="float">
            <text:p>0.05</text:p>
          </table:table-cell>
          <table:table-cell office:value-type="float" office:value="0.428537130355835" calcext:value-type="float">
            <text:p>0.43</text:p>
          </table:table-cell>
          <table:table-cell office:value-type="float" office:value="0.354962110519409" calcext:value-type="float">
            <text:p>0.35</text:p>
          </table:table-cell>
          <table:table-cell office:value-type="float" office:value="0.263126675304386" calcext:value-type="float">
            <text:p>0.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.1788120269775" calcext:value-type="float">
            <text:p>23.18</text:p>
          </table:table-cell>
          <table:table-cell office:value-type="float" office:value="4.85733222961426" calcext:value-type="float">
            <text:p>4.86</text:p>
          </table:table-cell>
          <table:table-cell office:value-type="float" office:value="0.0802498123606743" calcext:value-type="float">
            <text:p>0.08</text:p>
          </table:table-cell>
          <table:table-cell office:value-type="float" office:value="2.25086688995361" calcext:value-type="float">
            <text:p>2.25</text:p>
          </table:table-cell>
          <table:table-cell office:value-type="float" office:value="1.66317796707153" calcext:value-type="float">
            <text:p>1.66</text:p>
          </table:table-cell>
          <table:table-cell office:value-type="float" office:value="0.216212580445117" calcext:value-type="float">
            <text:p>0.2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585520267486572" calcext:value-type="float">
            <text:p>0.06</text:p>
          </table:table-cell>
          <table:table-cell office:value-type="float" office:value="0.0265350341796875" calcext:value-type="float">
            <text:p>0.03</text:p>
          </table:table-cell>
          <table:table-cell office:value-type="float" office:value="0.448463714778608" calcext:value-type="float">
            <text:p>0.45</text:p>
          </table:table-cell>
          <table:table-cell office:value-type="float" office:value="0.00810098648071289" calcext:value-type="float">
            <text:p>0.01</text:p>
          </table:table-cell>
          <table:table-cell office:value-type="float" office:value="0.0135338306427002" calcext:value-type="float">
            <text:p>0.01</text:p>
          </table:table-cell>
          <table:table-cell office:value-type="float" office:value="0.704900205408262" calcext:value-type="float">
            <text:p>0.7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271857976913452" calcext:value-type="float">
            <text:p>0.27</text:p>
          </table:table-cell>
          <table:table-cell office:value-type="float" office:value="0.20648193359375" calcext:value-type="float">
            <text:p>0.21</text:p>
          </table:table-cell>
          <table:table-cell office:value-type="float" office:value="0.247963582618977" calcext:value-type="float">
            <text:p>0.25</text:p>
          </table:table-cell>
          <table:table-cell office:value-type="float" office:value="0.0602750778198242" calcext:value-type="float">
            <text:p>0.06</text:p>
          </table:table-cell>
          <table:table-cell office:value-type="float" office:value="0.171580076217651" calcext:value-type="float">
            <text:p>0.17</text:p>
          </table:table-cell>
          <table:table-cell office:value-type="float" office:value="0.231378845814476" calcext:value-type="float">
            <text:p>0.2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366" calcext:value-type="float">
            <text:p>36,366</text:p>
          </table:table-cell>
          <table:table-cell office:value-type="float" office:value="12546" calcext:value-type="float">
            <text:p>12,546</text:p>
          </table:table-cell>
          <table:table-cell office:value-type="float" office:value="53.9076020717621" calcext:value-type="float">
            <text:p>53.91</text:p>
          </table:table-cell>
          <table:table-cell office:value-type="float" office:value="43.5657391548157" calcext:value-type="float">
            <text:p>43.57</text:p>
          </table:table-cell>
          <table:table-cell office:value-type="float" office:value="0.00256623673025967" calcext:value-type="float">
            <text:p>0.00</text:p>
          </table:table-cell>
          <table:table-cell office:value-type="float" office:value="21.1317567825317" calcext:value-type="float">
            <text:p>21.13</text:p>
          </table:table-cell>
          <table:table-cell office:value-type="float" office:value="11.2225849628448" calcext:value-type="float">
            <text:p>11.22</text:p>
          </table:table-cell>
          <table:table-cell office:value-type="float" office:value="0.0290842084137147" calcext:value-type="float">
            <text:p>0.0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953" calcext:value-type="float">
            <text:p>10,953</text:p>
          </table:table-cell>
          <table:table-cell office:value-type="float" office:value="16697" calcext:value-type="float">
            <text:p>16,697</text:p>
          </table:table-cell>
          <table:table-cell office:value-type="float" office:value="38.1945779323578" calcext:value-type="float">
            <text:p>38.19</text:p>
          </table:table-cell>
          <table:table-cell office:value-type="float" office:value="41.1259360313416" calcext:value-type="float">
            <text:p>41.13</text:p>
          </table:table-cell>
          <table:table-cell office:value-type="float" office:value="0.0102368490696275" calcext:value-type="float">
            <text:p>0.01</text:p>
          </table:table-cell>
          <table:table-cell office:value-type="float" office:value="19.0612149238586" calcext:value-type="float">
            <text:p>19.06</text:p>
          </table:table-cell>
          <table:table-cell office:value-type="float" office:value="27.8284621238708" calcext:value-type="float">
            <text:p>27.83</text:p>
          </table:table-cell>
          <table:table-cell office:value-type="float" office:value="0.0450977130685019" calcext:value-type="float">
            <text:p>0.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,215</text:p>
          </table:table-cell>
          <table:table-cell office:value-type="float" office:value="1300" calcext:value-type="float">
            <text:p>1,300</text:p>
          </table:table-cell>
          <table:table-cell office:value-type="float" office:value="37.8924860954285" calcext:value-type="float">
            <text:p>37.89</text:p>
          </table:table-cell>
          <table:table-cell office:value-type="float" office:value="46.5261540412903" calcext:value-type="float">
            <text:p>46.53</text:p>
          </table:table-cell>
          <table:table-cell office:value-type="float" office:value="0.0302195620715227" calcext:value-type="float">
            <text:p>0.03</text:p>
          </table:table-cell>
          <table:table-cell office:value-type="float" office:value="4.01931309700012" calcext:value-type="float">
            <text:p>4.02</text:p>
          </table:table-cell>
          <table:table-cell office:value-type="float" office:value="10.4970059394836" calcext:value-type="float">
            <text:p>10.50</text:p>
          </table:table-cell>
          <table:table-cell office:value-type="float" office:value="0.363436966883117" calcext:value-type="float">
            <text:p>0.36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1.0393559932709" calcext:value-type="float">
            <text:p>51.04</text:p>
          </table:table-cell>
          <table:table-cell office:value-type="float" office:value="18.3039410114288" calcext:value-type="float">
            <text:p>18.30</text:p>
          </table:table-cell>
          <table:table-cell office:value-type="float" office:value="0.296111094141737" calcext:value-type="float">
            <text:p>0.30</text:p>
          </table:table-cell>
          <table:table-cell office:value-type="float" office:value="2.24009609222412" calcext:value-type="float">
            <text:p>2.24</text:p>
          </table:table-cell>
          <table:table-cell office:value-type="float" office:value="16.7521460056305" calcext:value-type="float">
            <text:p>16.75</text:p>
          </table:table-cell>
          <table:table-cell office:value-type="float" office:value="0.753336318568281" calcext:value-type="float">
            <text:p>0.7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68349552154541" calcext:value-type="float">
            <text:p>0.04</text:p>
          </table:table-cell>
          <table:table-cell office:value-type="float" office:value="0.0136079788208008" calcext:value-type="float">
            <text:p>0.01</text:p>
          </table:table-cell>
          <table:table-cell office:value-type="float" office:value="0.635656486088724" calcext:value-type="float">
            <text:p>0.64</text:p>
          </table:table-cell>
          <table:table-cell office:value-type="float" office:value="0.00641202926635742" calcext:value-type="float">
            <text:p>0.01</text:p>
          </table:table-cell>
          <table:table-cell office:value-type="float" office:value="0.0135660171508789" calcext:value-type="float">
            <text:p>0.01</text:p>
          </table:table-cell>
          <table:table-cell office:value-type="float" office:value="0.65973674516696" calcext:value-type="float">
            <text:p>0.6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03847980499268" calcext:value-type="float">
            <text:p>0.10</text:p>
          </table:table-cell>
          <table:table-cell office:value-type="float" office:value="0.0614709854125977" calcext:value-type="float">
            <text:p>0.06</text:p>
          </table:table-cell>
          <table:table-cell office:value-type="float" office:value="0.445738746761407" calcext:value-type="float">
            <text:p>0.45</text:p>
          </table:table-cell>
          <table:table-cell office:value-type="float" office:value="0.0158679485321045" calcext:value-type="float">
            <text:p>0.02</text:p>
          </table:table-cell>
          <table:table-cell office:value-type="float" office:value="0.0597870349884033" calcext:value-type="float">
            <text:p>0.06</text:p>
          </table:table-cell>
          <table:table-cell office:value-type="float" office:value="0.63391670129404" calcext:value-type="float">
            <text:p>0.6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99" calcext:value-type="float">
            <text:p>3,099</text:p>
          </table:table-cell>
          <table:table-cell office:value-type="float" office:value="736" calcext:value-type="float">
            <text:p>736</text:p>
          </table:table-cell>
          <table:table-cell office:value-type="float" office:value="22.5980129241943" calcext:value-type="float">
            <text:p>22.60</text:p>
          </table:table-cell>
          <table:table-cell office:value-type="float" office:value="6.53344416618347" calcext:value-type="float">
            <text:p>6.53</text:p>
          </table:table-cell>
          <table:table-cell office:value-type="float" office:value="0.013438547535838" calcext:value-type="float">
            <text:p>0.01</text:p>
          </table:table-cell>
          <table:table-cell office:value-type="float" office:value="1.73114919662476" calcext:value-type="float">
            <text:p>1.73</text:p>
          </table:table-cell>
          <table:table-cell office:value-type="float" office:value="1.18983387947083" calcext:value-type="float">
            <text:p>1.19</text:p>
          </table:table-cell>
          <table:table-cell office:value-type="float" office:value="0.164140560602341" calcext:value-type="float">
            <text:p>0.1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764" calcext:value-type="float">
            <text:p>36,764</text:p>
          </table:table-cell>
          <table:table-cell office:value-type="float" office:value="10053" calcext:value-type="float">
            <text:p>10,053</text:p>
          </table:table-cell>
          <table:table-cell office:value-type="float" office:value="661.033992052078" calcext:value-type="float">
            <text:p>661.03</text:p>
          </table:table-cell>
          <table:table-cell office:value-type="float" office:value="120.434189081192" calcext:value-type="float">
            <text:p>120.43</text:p>
          </table:table-cell>
          <table:table-cell office:value-type="float" office:value="0.00110765888837485" calcext:value-type="float">
            <text:p>0.00</text:p>
          </table:table-cell>
          <table:table-cell office:value-type="float" office:value="42.0575709342957" calcext:value-type="float">
            <text:p>42.06</text:p>
          </table:table-cell>
          <table:table-cell office:value-type="float" office:value="11.9676249027252" calcext:value-type="float">
            <text:p>11.97</text:p>
          </table:table-cell>
          <table:table-cell office:value-type="float" office:value="0.0263293679874815" calcext:value-type="float">
            <text:p>0.0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61179995536804" calcext:value-type="float">
            <text:p>4.61</text:p>
          </table:table-cell>
          <table:table-cell office:value-type="float" office:value="0.653429985046387" calcext:value-type="float">
            <text:p>0.65</text:p>
          </table:table-cell>
          <table:table-cell office:value-type="float" office:value="0.205071703268235" calcext:value-type="float">
            <text:p>0.21</text:p>
          </table:table-cell>
          <table:table-cell office:value-type="float" office:value="0.2947838306427" calcext:value-type="float">
            <text:p>0.29</text:p>
          </table:table-cell>
          <table:table-cell office:value-type="float" office:value="0.289607048034668" calcext:value-type="float">
            <text:p>0.29</text:p>
          </table:table-cell>
          <table:table-cell office:value-type="float" office:value="0.574571651930518" calcext:value-type="float">
            <text:p>0.57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.9795570373535" calcext:value-type="float">
            <text:p>32.98</text:p>
          </table:table-cell>
          <table:table-cell office:value-type="float" office:value="2.83555197715759" calcext:value-type="float">
            <text:p>2.84</text:p>
          </table:table-cell>
          <table:table-cell office:value-type="float" office:value="0.156935934726217" calcext:value-type="float">
            <text:p>0.16</text:p>
          </table:table-cell>
          <table:table-cell office:value-type="float" office:value="1.11571192741394" calcext:value-type="float">
            <text:p>1.12</text:p>
          </table:table-cell>
          <table:table-cell office:value-type="float" office:value="1.95171880722046" calcext:value-type="float">
            <text:p>1.95</text:p>
          </table:table-cell>
          <table:table-cell office:value-type="float" office:value="0.230566000765688" calcext:value-type="float">
            <text:p>0.2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6581711769104" calcext:value-type="float">
            <text:p>0.07</text:p>
          </table:table-cell>
          <table:table-cell office:value-type="float" office:value="2.83410787582397" calcext:value-type="float">
            <text:p>2.83</text:p>
          </table:table-cell>
          <table:table-cell office:value-type="float" office:value="0.975968495622569" calcext:value-type="float">
            <text:p>0.98</text:p>
          </table:table-cell>
          <table:table-cell office:value-type="float" office:value="0.00899004936218262" calcext:value-type="float">
            <text:p>0.01</text:p>
          </table:table-cell>
          <table:table-cell office:value-type="float" office:value="2.78455877304077" calcext:value-type="float">
            <text:p>2.78</text:p>
          </table:table-cell>
          <table:table-cell office:value-type="float" office:value="0.993694235075672" calcext:value-type="float">
            <text:p>0.99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8270206451416" calcext:value-type="float">
            <text:p>0.18</text:p>
          </table:table-cell>
          <table:table-cell office:value-type="float" office:value="7.14764189720154" calcext:value-type="float">
            <text:p>7.15</text:p>
          </table:table-cell>
          <table:table-cell office:value-type="float" office:value="0.996132724946341" calcext:value-type="float">
            <text:p>1.00</text:p>
          </table:table-cell>
          <table:table-cell office:value-type="float" office:value="0.0201311111450195" calcext:value-type="float">
            <text:p>0.02</text:p>
          </table:table-cell>
          <table:table-cell office:value-type="float" office:value="6.73417496681213" calcext:value-type="float">
            <text:p>6.73</text:p>
          </table:table-cell>
          <table:table-cell office:value-type="float" office:value="0.99938003291677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,123</text:p>
          </table:table-cell>
          <table:table-cell office:value-type="float" office:value="10" calcext:value-type="float">
            <text:p>10</text:p>
          </table:table-cell>
          <table:table-cell office:value-type="float" office:value="5.36760687828064" calcext:value-type="float">
            <text:p>5.37</text:p>
          </table:table-cell>
          <table:table-cell office:value-type="float" office:value="19.3239469528198" calcext:value-type="float">
            <text:p>19.32</text:p>
          </table:table-cell>
          <table:table-cell office:value-type="float" office:value="0.969781175955122" calcext:value-type="float">
            <text:p>0.97</text:p>
          </table:table-cell>
          <table:table-cell office:value-type="float" office:value="0.806281805038452" calcext:value-type="float">
            <text:p>0.81</text:p>
          </table:table-cell>
          <table:table-cell office:value-type="float" office:value="27.8769631385803" calcext:value-type="float">
            <text:p>27.88</text:p>
          </table:table-cell>
          <table:table-cell office:value-type="float" office:value="0.996521746716157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8893" calcext:value-type="float">
            <text:p>68,893</text:p>
          </table:table-cell>
          <table:table-cell office:value-type="float" office:value="508" calcext:value-type="float">
            <text:p>508</text:p>
          </table:table-cell>
          <table:table-cell office:value-type="float" office:value="511.637151002884" calcext:value-type="float">
            <text:p>511.64</text:p>
          </table:table-cell>
          <table:table-cell office:value-type="float" office:value="290.317820072174" calcext:value-type="float">
            <text:p>290.32</text:p>
          </table:table-cell>
          <table:table-cell office:value-type="float" office:value="0.531830942935627" calcext:value-type="float">
            <text:p>0.53</text:p>
          </table:table-cell>
          <table:table-cell office:value-type="float" office:value="63.7237200737" calcext:value-type="float">
            <text:p>63.72</text:p>
          </table:table-cell>
          <table:table-cell office:value-type="float" office:value="158.913300991058" calcext:value-type="float">
            <text:p>158.91</text:p>
          </table:table-cell>
          <table:table-cell office:value-type="float" office:value="0.996769930598275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355" calcext:value-type="float">
            <text:p>33,355</text:p>
          </table:table-cell>
          <table:table-cell office:value-type="float" office:value="13054" calcext:value-type="float">
            <text:p>13,054</text:p>
          </table:table-cell>
          <table:table-cell office:value-type="float" office:value="2983.01086878777" calcext:value-type="float">
            <text:p>2983.01</text:p>
          </table:table-cell>
          <table:table-cell office:value-type="float" office:value="758.16317820549" calcext:value-type="float">
            <text:p>758.16</text:p>
          </table:table-cell>
          <table:table-cell office:value-type="float" office:value="0.382107715499579" calcext:value-type="float">
            <text:p>0.38</text:p>
          </table:table-cell>
          <table:table-cell office:value-type="float" office:value="104.82746386528" calcext:value-type="float">
            <text:p>104.83</text:p>
          </table:table-cell>
          <table:table-cell office:value-type="float" office:value="351.800223827362" calcext:value-type="float">
            <text:p>351.80</text:p>
          </table:table-cell>
          <table:table-cell office:value-type="float" office:value="0.934621349648007" calcext:value-type="float">
            <text:p>0.9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.318871974945" calcext:value-type="float">
            <text:p>187.32</text:p>
          </table:table-cell>
          <table:table-cell office:value-type="float" office:value="734.875089168549" calcext:value-type="float">
            <text:p>734.88</text:p>
          </table:table-cell>
          <table:table-cell office:value-type="float" office:value="0.983976747419931" calcext:value-type="float">
            <text:p>0.98</text:p>
          </table:table-cell>
          <table:table-cell office:value-type="float" office:value="2.46009206771851" calcext:value-type="float">
            <text:p>2.46</text:p>
          </table:table-cell>
          <table:table-cell office:value-type="float" office:value="870.415869951248" calcext:value-type="float">
            <text:p>870.42</text:p>
          </table:table-cell>
          <table:table-cell office:value-type="float" office:value="0.999292441725261" calcext:value-type="float">
            <text:p>1.00</text:p>
          </table:table-cell>
        </table:table-row>
      </table:table>
      <table:table table:name="init" table:style-name="ta1">
        <table:table-column table:style-name="co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ce12"/>
        <table:table-column table:style-name="co18" table:default-cell-style-name="ce12"/>
        <table:table-column table:style-name="co25" table:default-cell-style-name="ce12"/>
        <table:table-row table:style-name="ro1">
          <table:table-cell table:style-name="ce1" office:value-type="string" calcext:value-type="string" table:number-columns-spanned="9" table:number-rows-spanned="1">
            <text:p>socexppsd – iter/MSD, no subp cuts – test initial cuts</text:p>
          </table:table-cell>
          <table:covered-table-cell table:number-columns-repeated="4"/>
          <table:covered-table-cell table:number-columns-repeated="4" table:style-name="Default"/>
        </table:table-row>
        <table:table-row table:style-name="ro1">
          <table:table-cell table:style-name="ce9"/>
          <table:table-cell table:style-name="ce9" office:value-type="string" calcext:value-type="string" table:number-columns-spanned="2" table:number-rows-spanned="1">
            <text:p>iters</text:p>
          </table:table-cell>
          <table:covered-table-cell/>
          <table:table-cell table:style-name="ce9" office:value-type="string" calcext:value-type="string" table:number-columns-spanned="2" table:number-rows-spanned="1">
            <text:p>nodes</text:p>
          </table:table-cell>
          <table:covered-table-cell/>
          <table:table-cell table:style-name="ce9" office:value-type="string" calcext:value-type="string" table:number-columns-spanned="2" table:number-rows-spanned="1">
            <text:p>Iter time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MSD time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.06581711769104" calcext:value-type="float">
            <text:p>0.07</text:p>
          </table:table-cell>
          <table:table-cell office:value-type="float" office:value="0.161079883575439" calcext:value-type="float">
            <text:p>0.16</text:p>
          </table:table-cell>
          <table:table-cell office:value-type="float" office:value="0.00899004936218262" calcext:value-type="float">
            <text:p>0.01</text:p>
          </table:table-cell>
          <table:table-cell office:value-type="float" office:value="0.0129780769348145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18270206451416" calcext:value-type="float">
            <text:p>0.18</text:p>
          </table:table-cell>
          <table:table-cell office:value-type="float" office:value="0.255563020706177" calcext:value-type="float">
            <text:p>0.26</text:p>
          </table:table-cell>
          <table:table-cell office:value-type="float" office:value="0.0201311111450195" calcext:value-type="float">
            <text:p>0.02</text:p>
          </table:table-cell>
          <table:table-cell office:value-type="float" office:value="0.0221920013427734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123" calcext:value-type="float">
            <text:p>1123</text:p>
          </table:table-cell>
          <table:table-cell office:value-type="float" office:value="1422" calcext:value-type="float">
            <text:p>1422</text:p>
          </table:table-cell>
          <table:table-cell office:value-type="float" office:value="5.36760687828064" calcext:value-type="float">
            <text:p>5.37</text:p>
          </table:table-cell>
          <table:table-cell office:value-type="float" office:value="13.1287779808044" calcext:value-type="float">
            <text:p>13.13</text:p>
          </table:table-cell>
          <table:table-cell office:value-type="float" office:value="0.806281805038452" calcext:value-type="float">
            <text:p>0.81</text:p>
          </table:table-cell>
          <table:table-cell office:value-type="float" office:value="1.41481709480286" calcext:value-type="float">
            <text:p>1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68893" calcext:value-type="float">
            <text:p>68893</text:p>
          </table:table-cell>
          <table:table-cell office:value-type="float" office:value="112034" calcext:value-type="float">
            <text:p>112034</text:p>
          </table:table-cell>
          <table:table-cell office:value-type="float" office:value="511.637151002884" calcext:value-type="float">
            <text:p>511.64</text:p>
          </table:table-cell>
          <table:table-cell office:value-type="float" office:value="1346.53413796425" calcext:value-type="float">
            <text:p>1346.53</text:p>
          </table:table-cell>
          <table:table-cell office:value-type="float" office:value="63.7237200737" calcext:value-type="float">
            <text:p>63.72</text:p>
          </table:table-cell>
          <table:table-cell office:value-type="float" office:value="208.485455036163" calcext:value-type="float">
            <text:p>208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3355" calcext:value-type="float">
            <text:p>33355</text:p>
          </table:table-cell>
          <table:table-cell office:value-type="float" office:value="508956" calcext:value-type="float">
            <text:p>508956</text:p>
          </table:table-cell>
          <table:table-cell office:value-type="float" office:value="2983.01086878777" calcext:value-type="float">
            <text:p>2983.01</text:p>
          </table:table-cell>
          <table:table-cell office:value-type="float" office:value="1110.08751296997" calcext:value-type="float">
            <text:p>1110.09</text:p>
          </table:table-cell>
          <table:table-cell office:value-type="float" office:value="104.82746386528" calcext:value-type="float">
            <text:p>104.83</text:p>
          </table:table-cell>
          <table:table-cell office:value-type="float" office:value="7200.00315713882" calcext:value-type="float">
            <office:annotation draw:style-name="gr1" draw:text-style-name="P2" svg:width="82.18pt" svg:height="26.62pt" svg:x="407.74pt" svg:y="47.06pt" draw:caption-point-x="-17.29pt" draw:caption-point-y="42.8pt">
              <dc:date>2017-07-18T00:00:00</dc:date>
              <text:p text:style-name="P1">Userlimit</text:p>
            </office:annotation>
            <text:p>720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office:annotation draw:style-name="gr2" draw:text-style-name="P2" svg:width="82.18pt" svg:height="50.49pt" svg:x="84.56pt" svg:y="59.87pt" draw:caption-point-x="-17.29pt" draw:caption-point-y="42.8pt">
              <dc:date>2017-07-18T00:00:00</dc:date>
              <text:p text:style-name="P1">Cycling – possible mip solver linear tolerance issue</text:p>
            </office:annotation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.318871974945" calcext:value-type="float">
            <text:p>187.32</text:p>
          </table:table-cell>
          <table:table-cell table:style-name="Default" office:value-type="string" calcext:value-type="string">
            <text:p>*</text:p>
          </table:table-cell>
          <table:table-cell office:value-type="float" office:value="2.46009206771851" calcext:value-type="float">
            <text:p>2.46</text:p>
          </table:table-cell>
          <table:table-cell office:value-type="float" office:value="12.7995510101318" calcext:value-type="float">
            <text:p>12.80</text:p>
          </table:table-cell>
        </table:table-row>
      </table:table>
      <table:table table:name="psd" table:style-name="ta1"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sd – iter, multi-threaded cplex if big – psd eig and psd (init/subp) soc</text:p>
          </table:table-cell>
          <table:covered-table-cell table:style-name="ce9"/>
          <table:covered-table-cell table:number-columns-repeated="3"/>
          <table:covered-table-cell table:style-name="ce9"/>
          <table:covered-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psd eig lin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sd init/eig soc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iters</text:p>
          </table:table-cell>
          <table:covered-table-cell/>
          <table:table-cell table:style-name="ce9" office:value-type="string" calcext:value-type="string" table:number-columns-spanned="2" table:number-rows-spanned="1">
            <text:p>time</text:p>
          </table:table-cell>
          <table:covered-table-cell/>
          <table:table-cell table:style-name="ce9" office:value-type="string" calcext:value-type="string" table:number-columns-spanned="2" table:number-rows-spanned="1">
            <text:p>iters</text:p>
          </table:table-cell>
          <table:covered-table-cell/>
          <table:table-cell table:style-name="ce9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cip sdp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expdesig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r just all port PSD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conic.A1:conic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1:22:03.613847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8T13:08:25.323624930</dc:date>
    <meta:editing-duration>PT2H21M4S</meta:editing-duration>
    <meta:editing-cycles>21</meta:editing-cycles>
    <meta:generator>LibreOffice/5.3.1.2$Linux_X86_64 LibreOffice_project/30m0$Build-2</meta:generator>
    <meta:document-statistic meta:table-count="5" meta:cell-count="863" meta:object-count="0"/>
  </office:meta>
</office:document-meta>
</file>